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f2bb"/>
    </style:style>
    <style:style style:name="P2" style:family="paragraph" style:parent-style-name="Standard">
      <style:text-properties fo:color="#c9211e" loext:opacity="100%" officeooo:paragraph-rsid="0005f2bb"/>
    </style:style>
    <style:style style:name="P3" style:family="paragraph" style:parent-style-name="Standard">
      <style:text-properties fo:color="#c9211e" loext:opacity="100%" officeooo:rsid="0005f2bb" officeooo:paragraph-rsid="0005f2bb"/>
    </style:style>
    <style:style style:name="P4" style:family="paragraph" style:parent-style-name="Standard">
      <style:text-properties fo:color="#c9211e" loext:opacity="100%" officeooo:rsid="0007d039" officeooo:paragraph-rsid="0007d039"/>
    </style:style>
    <style:style style:name="P5" style:family="paragraph" style:parent-style-name="Standard">
      <style:text-properties fo:color="#c9211e" loext:opacity="100%" officeooo:rsid="00083930" officeooo:paragraph-rsid="00083930"/>
    </style:style>
    <style:style style:name="P6" style:family="paragraph" style:parent-style-name="Standard">
      <style:text-properties officeooo:rsid="00083930" officeooo:paragraph-rsid="00083930"/>
    </style:style>
    <style:style style:name="T1" style:family="text">
      <style:text-properties officeooo:rsid="0005f2bb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05f2bb"/>
    </style:style>
    <style:style style:name="T4" style:family="text">
      <style:text-properties officeooo:rsid="0007d039"/>
    </style:style>
    <style:style style:name="T5" style:family="text">
      <style:text-properties officeooo:rsid="00083930"/>
    </style:style>
    <style:style style:name="T6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1] What is the purpose of the “Hello, World!” program? </text:p>
      <text:p text:style-name="P3">It is a simple first program that shows the user the basic structure of a program, and validates the development environment is working as expected.</text:p>
      <text:p text:style-name="P3"/>
      <text:p text:style-name="P1">[2] Name the four parts of a function. </text:p>
      <text:p text:style-name="P3">- return type</text:p>
      <text:p text:style-name="P3">- function name</text:p>
      <text:p text:style-name="P3">- parameter list (in parentheses)</text:p>
      <text:p text:style-name="P2">- <text:span text:style-name="T1">function body (inside the curly braces)</text:span></text:p>
      <text:p text:style-name="P2"/>
      <text:p text:style-name="P1"><text:span text:style-name="T1">[</text:span>3] Name a function that must appear in every C++ program. </text:p>
      <text:p text:style-name="P3">main() - this is the entry point where program execution begins</text:p>
      <text:p text:style-name="P3"/>
      <text:p text:style-name="P1">[4] In the “Hello, World!” program, what is the purpose of the line return 0;? </text:p>
      <text:p text:style-name="P1"><text:span text:style-name="T3">it indicates the program has completed successfully, by convention returning 0 means “no error”, while other values could tell the user different errors occurred</text:span></text:p>
      <text:p text:style-name="P1"><text:span text:style-name="T3"/></text:p>
      <text:p text:style-name="P1">[5] What is the purpose of the compiler? </text:p>
      <text:p text:style-name="P3">The compiler translates human readable source code into machine code/object code that the computer can execute</text:p>
      <text:p text:style-name="P1"/>
      <text:p text:style-name="P1"><text:span text:style-name="T1">[</text:span>6] What is the purpose of the import statement? </text:p>
      <text:p text:style-name="P6"><text:span text:style-name="T3">T</text:span><text:span text:style-name="T2">he import statement is a newer c++20 feature for modules. It makes facilities from modules available to you program, for example “import std” imports the standard library module.</text:span></text:p>
      <text:p text:style-name="P1"><text:span text:style-name="T3"/></text:p>
      <text:p text:style-name="P1">[7] What is the purpose of the #include directive? </text:p>
      <text:p text:style-name="P5">The #include directive is the traditional method. It literally copies and pastes the contents of a header file into your source code during preprocessing. “#include &lt;iostream&gt;” copies iostream header contents into your file</text:p>
      <text:p text:style-name="P1"/>
      <text:p text:style-name="P1">[8] What does a .cpp suffix at the end of a file name signify in C++? </text:p>
      <text:p text:style-name="P4">it indicates the file contains C++ source code.</text:p>
      <text:p text:style-name="P1"/>
      <text:p text:style-name="P1">[9] What does the linker do for your program? </text:p>
      <text:p text:style-name="P4">The linker combines object files and libraries into a single executable program. This allows programs to reference files together “linking” the files together. </text:p>
      <text:p text:style-name="P1"/>
      <text:p text:style-name="P1">[10] What is the difference between a source file and an object file? </text:p>
      <text:p text:style-name="P2">- <text:span text:style-name="T4">source file: human-readable C++ code (.cpp)</text:span></text:p>
      <text:p text:style-name="P2">- <text:span text:style-name="T4">object file: machine code produced by the compiler from source code (.o or .obj)</text:span></text:p>
      <text:p text:style-name="P1"/>
      <text:p text:style-name="P1">[11] What is an executable? </text:p>
      <text:p text:style-name="P4">An executable is the final program file that can be run by the operating system. It’s created by the linker from object files and libraries.</text:p>
      <text:p text:style-name="P1"/>
      <text:p text:style-name="P1">[12] What is an IDE and what does it do for you? </text:p>
      <text:p text:style-name="P4">An Integrated Development Environment combines a text editor, compiler, linker, <text:span text:style-name="T5">debugger, and other development tools into one program, making it easier to write, compile and debug programs</text:span></text:p>
      <text:p text:style-name="P1"/>
      <text:p text:style-name="P1">[13] How do you get a compiled program to run? </text:p>
      <text:p text:style-name="P5">Execute the executable file, either by clicking it, running it from the command line, or using the IDE’s run command</text:p>
      <text:p text:style-name="P1"><text:soft-page-break/></text:p>
      <text:p text:style-name="P1">[14] What is a comment? </text:p>
      <text:p text:style-name="P5">Text in the source code that’s ignored by the compiler, used to explain what the code does. Can be seen as // single line or <text:span text:style-name="T6">* multi line *</text:span></text:p>
      <text:p text:style-name="P1"/>
      <text:p text:style-name="P1">[15] What is the purpose of a drill? </text:p>
      <text:p text:style-name="P5">Drills provide practice to reinforce concepts and biuld programming skills through repetition</text:p>
      <text:p text:style-name="P1"/>
      <text:p text:style-name="P1">[16] If you understand everything in the textbook, why is it necessary to practice?</text:p>
      <text:p text:style-name="P5">Understanding concepts is different from being able to apply them. Practice builds muscle memory, shows gaps in understanding, and develops problem solving skills that you can only learn through doing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1T12:23:55.506761881</meta:creation-date>
    <dc:date>2025-06-01T12:56:27.503921038</dc:date>
    <meta:editing-duration>PT1M51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36" meta:word-count="513" meta:character-count="3026" meta:non-whitespace-character-count="2533"/>
  </office:meta>
</office:document-meta>
</file>